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stroke-linejoin="miter" draw:fill="none" draw:fill-color="#ffff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1.064cm" fo:min-width="0.59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1.064cm" fo:min-width="0.545cm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1.064cm" fo:min-width="0.59cm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1.064cm" fo:min-width="0.545cm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1.064cm" fo:min-width="0.59cm" fo:padding-top="0.13cm" fo:padding-bottom="0.13cm" fo:padding-left="0.25cm" fo:padding-right="0.25cm" fo:wrap-option="wrap" draw:shadow="hidden" draw:shadow-color="#808080"/>
    </style:style>
    <style:style style:name="gr7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1.064cm" fo:min-width="0.59cm" fo:padding-top="0.13cm" fo:padding-bottom="0.13cm" fo:padding-left="0.25cm" fo:padding-right="0.25cm" fo:wrap-option="wrap" draw:shadow="hidden" draw:shadow-color="#808080"/>
    </style:style>
    <style:style style:name="gr8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1.064cm" fo:min-width="0.449cm" fo:padding-top="0.13cm" fo:padding-bottom="0.13cm" fo:padding-left="0.25cm" fo:padding-right="0.25cm" fo:wrap-option="wrap" draw:shadow="hidden" draw:shadow-color="#808080"/>
    </style:style>
    <style:style style:name="gr9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1.064cm" fo:min-width="0.544cm" fo:padding-top="0.13cm" fo:padding-bottom="0.13cm" fo:padding-left="0.25cm" fo:padding-right="0.25cm" fo:wrap-option="wrap" draw:shadow="hidden" draw:shadow-color="#808080"/>
    </style:style>
    <style:style style:name="gr10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1.064cm" fo:min-width="0.403cm" fo:padding-top="0.13cm" fo:padding-bottom="0.13cm" fo:padding-left="0.25cm" fo:padding-right="0.25cm" fo:wrap-option="wrap" draw:shadow="hidden" draw:shadow-color="#808080"/>
    </style:style>
    <style:style style:name="gr11" style:family="graphic" style:parent-style-name="standard">
      <style:graphic-properties draw:stroke="solid" svg:stroke-width="0.212cm" svg:stroke-color="#ff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2" style:family="graphic" style:parent-style-name="standard">
      <style:graphic-properties draw:stroke="solid" svg:stroke-width="0.00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3" style:family="graphic" style:parent-style-name="standard">
      <style:graphic-properties draw:stroke="solid" svg:stroke-width="0.106cm" svg:stroke-color="#003399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5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0.841cm" fo:min-width="0.5cm" fo:padding-top="0.13cm" fo:padding-bottom="0.13cm" fo:padding-left="0.25cm" fo:padding-right="0.25cm" fo:wrap-option="wrap" draw:shadow="hidden" draw:shadow-color="#808080"/>
    </style:style>
    <style:style style:name="gr16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0.842cm" fo:min-width="0.5cm" fo:padding-top="0.13cm" fo:padding-bottom="0.13cm" fo:padding-left="0.25cm" fo:padding-right="0.25cm" fo:wrap-option="wrap" draw:shadow="hidden" draw:shadow-color="#808080"/>
    </style:style>
    <style:style style:name="gr17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0.841cm" fo:min-width="0.499cm" fo:padding-top="0.13cm" fo:padding-bottom="0.13cm" fo:padding-left="0.25cm" fo:padding-right="0.25cm" fo:wrap-option="wrap" draw:shadow="hidden" draw:shadow-color="#808080"/>
    </style:style>
    <style:style style:name="gr18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0.84cm" fo:min-width="0.833cm" fo:padding-top="0.13cm" fo:padding-bottom="0.13cm" fo:padding-left="0.25cm" fo:padding-right="0.25cm" fo:wrap-option="wrap" draw:shadow="hidden" draw:shadow-color="#808080"/>
    </style:style>
    <style:style style:name="gr19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0.841cm" fo:min-width="0.498cm" fo:padding-top="0.13cm" fo:padding-bottom="0.13cm" fo:padding-left="0.25cm" fo:padding-right="0.25cm" fo:wrap-option="wrap" draw:shadow="hidden" draw:shadow-color="#808080"/>
    </style:style>
    <style:style style:name="gr20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0.842cm" fo:min-width="0.5cm" fo:padding-top="0.13cm" fo:padding-bottom="0.13cm" fo:padding-left="0.25cm" fo:padding-right="0.25cm" fo:wrap-option="wrap" draw:shadow="hidden" draw:shadow-color="#808080"/>
    </style:style>
    <style:style style:name="gr21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0.84cm" fo:min-width="0.5cm" fo:padding-top="0.13cm" fo:padding-bottom="0.13cm" fo:padding-left="0.25cm" fo:padding-right="0.25cm" fo:wrap-option="wrap" draw:shadow="hidden" draw:shadow-color="#808080"/>
    </style:style>
    <style:style style:name="gr22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0.841cm" fo:min-width="0.5cm" fo:padding-top="0.13cm" fo:padding-bottom="0.13cm" fo:padding-left="0.25cm" fo:padding-right="0.25cm" fo:wrap-option="wrap" draw:shadow="hidden" draw:shadow-color="#808080"/>
    </style:style>
    <style:style style:name="gr23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0.841cm" fo:min-width="0.832cm" fo:padding-top="0.13cm" fo:padding-bottom="0.13cm" fo:padding-left="0.25cm" fo:padding-right="0.25cm" fo:wrap-option="wrap" draw:shadow="hidden" draw:shadow-color="#808080"/>
    </style:style>
    <style:style style:name="gr24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0.842cm" fo:min-width="0.498cm" fo:padding-top="0.13cm" fo:padding-bottom="0.13cm" fo:padding-left="0.25cm" fo:padding-right="0.25cm" fo:wrap-option="wrap" draw:shadow="hidden" draw:shadow-color="#808080"/>
    </style:style>
    <style:style style:name="gr25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0.841cm" fo:min-width="0.499cm" fo:padding-top="0.13cm" fo:padding-bottom="0.13cm" fo:padding-left="0.25cm" fo:padding-right="0.25cm" fo:wrap-option="wrap" draw:shadow="hidden" draw:shadow-color="#808080"/>
    </style:style>
    <style:style style:name="gr26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0.842cm" fo:min-width="0.5cm" fo:padding-top="0.13cm" fo:padding-bottom="0.13cm" fo:padding-left="0.25cm" fo:padding-right="0.25cm" fo:wrap-option="wrap" draw:shadow="hidden" draw:shadow-color="#808080"/>
    </style:style>
    <style:style style:name="gr27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0.841cm" fo:min-width="0.499cm" fo:padding-top="0.13cm" fo:padding-bottom="0.13cm" fo:padding-left="0.25cm" fo:padding-right="0.25cm" fo:wrap-option="wrap" draw:shadow="hidden" draw:shadow-color="#808080"/>
    </style:style>
    <style:style style:name="gr28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0.842cm" fo:min-width="0.831cm" fo:padding-top="0.13cm" fo:padding-bottom="0.13cm" fo:padding-left="0.25cm" fo:padding-right="0.25cm" fo:wrap-option="wrap" draw:shadow="hidden" draw:shadow-color="#808080"/>
    </style:style>
    <style:style style:name="gr2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0" style:family="graphic" style:parent-style-name="standard">
      <style:graphic-properties draw:stroke="dash" draw:stroke-dash="Dash_20_3" svg:stroke-width="0.026cm" svg:stroke-color="#000000" draw:marker-start="" draw:marker-start-width="0.21cm" draw:marker-start-center="false" draw:marker-end="" draw:marker-end-width="0.21cm" draw:marker-end-center="false" svg:stroke-opacity="100%" draw:stroke-linejoin="round" draw:fill="none" draw:fill-color="#ffff00" draw:textarea-horizontal-align="left" draw:textarea-vertical-align="middle" draw:auto-grow-height="false" fo:padding-top="0.127cm" fo:padding-bottom="0.127cm" fo:padding-left="0.254cm" fo:padding-right="0.254cm" fo:wrap-option="wrap" draw:shadow="hidden" draw:shadow-offset-x="0.071cm" draw:shadow-offset-y="0.071cm" draw:shadow-color="#808080" draw:shadow-opacity="100%"/>
    </style:style>
    <style:style style:name="gr31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1.064cm" fo:min-width="0.59cm" fo:padding-top="0.13cm" fo:padding-bottom="0.13cm" fo:padding-left="0.25cm" fo:padding-right="0.25cm" fo:wrap-option="wrap" draw:shadow="hidden" draw:shadow-color="#808080"/>
    </style:style>
    <style:style style:name="gr32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1.064cm" fo:min-width="0.545cm" fo:padding-top="0.13cm" fo:padding-bottom="0.13cm" fo:padding-left="0.25cm" fo:padding-right="0.25cm" fo:wrap-option="wrap" draw:shadow="hidden" draw:shadow-color="#808080"/>
    </style:style>
    <style:style style:name="gr33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1.064cm" fo:min-width="0.59cm" fo:padding-top="0.13cm" fo:padding-bottom="0.13cm" fo:padding-left="0.25cm" fo:padding-right="0.25cm" fo:wrap-option="wrap" draw:shadow="hidden" draw:shadow-color="#808080"/>
    </style:style>
    <style:style style:name="gr34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1.064cm" fo:min-width="0.545cm" fo:padding-top="0.13cm" fo:padding-bottom="0.13cm" fo:padding-left="0.25cm" fo:padding-right="0.25cm" fo:wrap-option="wrap" draw:shadow="hidden" draw:shadow-color="#808080"/>
    </style:style>
    <style:style style:name="gr35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1.064cm" fo:min-width="0.59cm" fo:padding-top="0.13cm" fo:padding-bottom="0.13cm" fo:padding-left="0.25cm" fo:padding-right="0.25cm" fo:wrap-option="wrap" draw:shadow="hidden" draw:shadow-color="#808080"/>
    </style:style>
    <style:style style:name="gr36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1.064cm" fo:min-width="0.59cm" fo:padding-top="0.13cm" fo:padding-bottom="0.13cm" fo:padding-left="0.25cm" fo:padding-right="0.25cm" fo:wrap-option="wrap" draw:shadow="hidden" draw:shadow-color="#808080"/>
    </style:style>
    <style:style style:name="gr37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1.064cm" fo:min-width="0.449cm" fo:padding-top="0.13cm" fo:padding-bottom="0.13cm" fo:padding-left="0.25cm" fo:padding-right="0.25cm" fo:wrap-option="wrap" draw:shadow="hidden" draw:shadow-color="#808080"/>
    </style:style>
    <style:style style:name="gr38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1.064cm" fo:min-width="0.544cm" fo:padding-top="0.13cm" fo:padding-bottom="0.13cm" fo:padding-left="0.25cm" fo:padding-right="0.25cm" fo:wrap-option="wrap" draw:shadow="hidden" draw:shadow-color="#808080"/>
    </style:style>
    <style:style style:name="gr39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1.064cm" fo:min-width="0.403cm" fo:padding-top="0.13cm" fo:padding-bottom="0.13cm" fo:padding-left="0.25cm" fo:padding-right="0.25cm" fo:wrap-option="wrap" draw:shadow="hidden" draw:shadow-color="#808080"/>
    </style:style>
    <style:style style:name="gr40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0.841cm" fo:min-width="0.5cm" fo:padding-top="0.13cm" fo:padding-bottom="0.13cm" fo:padding-left="0.25cm" fo:padding-right="0.25cm" fo:wrap-option="wrap" draw:shadow="hidden" draw:shadow-color="#808080"/>
    </style:style>
    <style:style style:name="gr41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0.842cm" fo:min-width="0.5cm" fo:padding-top="0.13cm" fo:padding-bottom="0.13cm" fo:padding-left="0.25cm" fo:padding-right="0.25cm" fo:wrap-option="wrap" draw:shadow="hidden" draw:shadow-color="#808080"/>
    </style:style>
    <style:style style:name="gr42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0.841cm" fo:min-width="0.499cm" fo:padding-top="0.13cm" fo:padding-bottom="0.13cm" fo:padding-left="0.25cm" fo:padding-right="0.25cm" fo:wrap-option="wrap" draw:shadow="hidden" draw:shadow-color="#808080"/>
    </style:style>
    <style:style style:name="gr43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0.84cm" fo:min-width="0.833cm" fo:padding-top="0.13cm" fo:padding-bottom="0.13cm" fo:padding-left="0.25cm" fo:padding-right="0.25cm" fo:wrap-option="wrap" draw:shadow="hidden" draw:shadow-color="#808080"/>
    </style:style>
    <style:style style:name="gr44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0.841cm" fo:min-width="0.498cm" fo:padding-top="0.13cm" fo:padding-bottom="0.13cm" fo:padding-left="0.25cm" fo:padding-right="0.25cm" fo:wrap-option="wrap" draw:shadow="hidden" draw:shadow-color="#808080"/>
    </style:style>
    <style:style style:name="gr45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0.842cm" fo:min-width="0.5cm" fo:padding-top="0.13cm" fo:padding-bottom="0.13cm" fo:padding-left="0.25cm" fo:padding-right="0.25cm" fo:wrap-option="wrap" draw:shadow="hidden" draw:shadow-color="#808080"/>
    </style:style>
    <style:style style:name="gr46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0.84cm" fo:min-width="0.5cm" fo:padding-top="0.13cm" fo:padding-bottom="0.13cm" fo:padding-left="0.25cm" fo:padding-right="0.25cm" fo:wrap-option="wrap" draw:shadow="hidden" draw:shadow-color="#808080"/>
    </style:style>
    <style:style style:name="gr47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0.841cm" fo:min-width="0.5cm" fo:padding-top="0.13cm" fo:padding-bottom="0.13cm" fo:padding-left="0.25cm" fo:padding-right="0.25cm" fo:wrap-option="wrap" draw:shadow="hidden" draw:shadow-color="#808080"/>
    </style:style>
    <style:style style:name="gr48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0.841cm" fo:min-width="0.832cm" fo:padding-top="0.13cm" fo:padding-bottom="0.13cm" fo:padding-left="0.25cm" fo:padding-right="0.25cm" fo:wrap-option="wrap" draw:shadow="hidden" draw:shadow-color="#808080"/>
    </style:style>
    <style:style style:name="gr49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0.842cm" fo:min-width="0.498cm" fo:padding-top="0.13cm" fo:padding-bottom="0.13cm" fo:padding-left="0.25cm" fo:padding-right="0.25cm" fo:wrap-option="wrap" draw:shadow="hidden" draw:shadow-color="#808080"/>
    </style:style>
    <style:style style:name="gr50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0.841cm" fo:min-width="0.499cm" fo:padding-top="0.13cm" fo:padding-bottom="0.13cm" fo:padding-left="0.25cm" fo:padding-right="0.25cm" fo:wrap-option="wrap" draw:shadow="hidden" draw:shadow-color="#808080"/>
    </style:style>
    <style:style style:name="gr51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0.842cm" fo:min-width="0.5cm" fo:padding-top="0.13cm" fo:padding-bottom="0.13cm" fo:padding-left="0.25cm" fo:padding-right="0.25cm" fo:wrap-option="wrap" draw:shadow="hidden" draw:shadow-color="#808080"/>
    </style:style>
    <style:style style:name="gr52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0.841cm" fo:min-width="0.499cm" fo:padding-top="0.13cm" fo:padding-bottom="0.13cm" fo:padding-left="0.25cm" fo:padding-right="0.25cm" fo:wrap-option="wrap" draw:shadow="hidden" draw:shadow-color="#808080"/>
    </style:style>
    <style:style style:name="gr53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0.842cm" fo:min-width="0.831cm" fo:padding-top="0.13cm" fo:padding-bottom="0.13cm" fo:padding-left="0.25cm" fo:padding-right="0.25cm" fo:wrap-option="wrap" draw:shadow="hidden" draw:shadow-color="#808080"/>
    </style:style>
    <style:style style:name="gr54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1.064cm" fo:min-width="0.59cm" fo:padding-top="0.13cm" fo:padding-bottom="0.13cm" fo:padding-left="0.25cm" fo:padding-right="0.25cm" fo:wrap-option="wrap" draw:shadow="hidden" draw:shadow-color="#808080"/>
    </style:style>
    <style:style style:name="gr55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1.064cm" fo:min-width="0.545cm" fo:padding-top="0.13cm" fo:padding-bottom="0.13cm" fo:padding-left="0.25cm" fo:padding-right="0.25cm" fo:wrap-option="wrap" draw:shadow="hidden" draw:shadow-color="#808080"/>
    </style:style>
    <style:style style:name="gr56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1.064cm" fo:min-width="0.59cm" fo:padding-top="0.13cm" fo:padding-bottom="0.13cm" fo:padding-left="0.25cm" fo:padding-right="0.25cm" fo:wrap-option="wrap" draw:shadow="hidden" draw:shadow-color="#808080"/>
    </style:style>
    <style:style style:name="gr57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1.064cm" fo:min-width="0.545cm" fo:padding-top="0.13cm" fo:padding-bottom="0.13cm" fo:padding-left="0.25cm" fo:padding-right="0.25cm" fo:wrap-option="wrap" draw:shadow="hidden" draw:shadow-color="#808080"/>
    </style:style>
    <style:style style:name="gr58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1.064cm" fo:min-width="0.59cm" fo:padding-top="0.13cm" fo:padding-bottom="0.13cm" fo:padding-left="0.25cm" fo:padding-right="0.25cm" fo:wrap-option="wrap" draw:shadow="hidden" draw:shadow-color="#808080"/>
    </style:style>
    <style:style style:name="gr59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1.064cm" fo:min-width="0.59cm" fo:padding-top="0.13cm" fo:padding-bottom="0.13cm" fo:padding-left="0.25cm" fo:padding-right="0.25cm" fo:wrap-option="wrap" draw:shadow="hidden" draw:shadow-color="#808080"/>
    </style:style>
    <style:style style:name="gr60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1.064cm" fo:min-width="0.449cm" fo:padding-top="0.13cm" fo:padding-bottom="0.13cm" fo:padding-left="0.25cm" fo:padding-right="0.25cm" fo:wrap-option="wrap" draw:shadow="hidden" draw:shadow-color="#808080"/>
    </style:style>
    <style:style style:name="gr61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1.064cm" fo:min-width="0.544cm" fo:padding-top="0.13cm" fo:padding-bottom="0.13cm" fo:padding-left="0.25cm" fo:padding-right="0.25cm" fo:wrap-option="wrap" draw:shadow="hidden" draw:shadow-color="#808080"/>
    </style:style>
    <style:style style:name="gr62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1.064cm" fo:min-width="0.403cm" fo:padding-top="0.13cm" fo:padding-bottom="0.13cm" fo:padding-left="0.25cm" fo:padding-right="0.25cm" fo:wrap-option="wrap" draw:shadow="hidden" draw:shadow-color="#808080"/>
    </style:style>
    <style:style style:name="gr63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0.841cm" fo:min-width="0.5cm" fo:padding-top="0.13cm" fo:padding-bottom="0.13cm" fo:padding-left="0.25cm" fo:padding-right="0.25cm" fo:wrap-option="wrap" draw:shadow="hidden" draw:shadow-color="#808080"/>
    </style:style>
    <style:style style:name="gr64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0.842cm" fo:min-width="0.5cm" fo:padding-top="0.13cm" fo:padding-bottom="0.13cm" fo:padding-left="0.25cm" fo:padding-right="0.25cm" fo:wrap-option="wrap" draw:shadow="hidden" draw:shadow-color="#808080"/>
    </style:style>
    <style:style style:name="gr65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0.841cm" fo:min-width="0.499cm" fo:padding-top="0.13cm" fo:padding-bottom="0.13cm" fo:padding-left="0.25cm" fo:padding-right="0.25cm" fo:wrap-option="wrap" draw:shadow="hidden" draw:shadow-color="#808080"/>
    </style:style>
    <style:style style:name="gr66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0.84cm" fo:min-width="0.833cm" fo:padding-top="0.13cm" fo:padding-bottom="0.13cm" fo:padding-left="0.25cm" fo:padding-right="0.25cm" fo:wrap-option="wrap" draw:shadow="hidden" draw:shadow-color="#808080"/>
    </style:style>
    <style:style style:name="gr67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0.841cm" fo:min-width="0.498cm" fo:padding-top="0.13cm" fo:padding-bottom="0.13cm" fo:padding-left="0.25cm" fo:padding-right="0.25cm" fo:wrap-option="wrap" draw:shadow="hidden" draw:shadow-color="#808080"/>
    </style:style>
    <style:style style:name="gr68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0.842cm" fo:min-width="0.5cm" fo:padding-top="0.13cm" fo:padding-bottom="0.13cm" fo:padding-left="0.25cm" fo:padding-right="0.25cm" fo:wrap-option="wrap" draw:shadow="hidden" draw:shadow-color="#808080"/>
    </style:style>
    <style:style style:name="gr69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0.84cm" fo:min-width="0.5cm" fo:padding-top="0.13cm" fo:padding-bottom="0.13cm" fo:padding-left="0.25cm" fo:padding-right="0.25cm" fo:wrap-option="wrap" draw:shadow="hidden" draw:shadow-color="#808080"/>
    </style:style>
    <style:style style:name="gr70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0.841cm" fo:min-width="0.5cm" fo:padding-top="0.13cm" fo:padding-bottom="0.13cm" fo:padding-left="0.25cm" fo:padding-right="0.25cm" fo:wrap-option="wrap" draw:shadow="hidden" draw:shadow-color="#808080"/>
    </style:style>
    <style:style style:name="gr71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0.841cm" fo:min-width="0.832cm" fo:padding-top="0.13cm" fo:padding-bottom="0.13cm" fo:padding-left="0.25cm" fo:padding-right="0.25cm" fo:wrap-option="wrap" draw:shadow="hidden" draw:shadow-color="#808080"/>
    </style:style>
    <style:style style:name="gr72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0.842cm" fo:min-width="0.498cm" fo:padding-top="0.13cm" fo:padding-bottom="0.13cm" fo:padding-left="0.25cm" fo:padding-right="0.25cm" fo:wrap-option="wrap" draw:shadow="hidden" draw:shadow-color="#808080"/>
    </style:style>
    <style:style style:name="gr73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0.841cm" fo:min-width="0.499cm" fo:padding-top="0.13cm" fo:padding-bottom="0.13cm" fo:padding-left="0.25cm" fo:padding-right="0.25cm" fo:wrap-option="wrap" draw:shadow="hidden" draw:shadow-color="#808080"/>
    </style:style>
    <style:style style:name="gr74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0.842cm" fo:min-width="0.5cm" fo:padding-top="0.13cm" fo:padding-bottom="0.13cm" fo:padding-left="0.25cm" fo:padding-right="0.25cm" fo:wrap-option="wrap" draw:shadow="hidden" draw:shadow-color="#808080"/>
    </style:style>
    <style:style style:name="gr75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0.841cm" fo:min-width="0.499cm" fo:padding-top="0.13cm" fo:padding-bottom="0.13cm" fo:padding-left="0.25cm" fo:padding-right="0.25cm" fo:wrap-option="wrap" draw:shadow="hidden" draw:shadow-color="#808080"/>
    </style:style>
    <style:style style:name="gr76" style:family="graphic" style:parent-style-name="standard" style:list-style-name="L2">
      <style:graphic-properties draw:stroke="none" draw:fill="none" draw:fill-color="#ffff00" draw:textarea-horizontal-align="justify" draw:textarea-vertical-align="middle" draw:auto-grow-height="true" fo:min-height="0.842cm" fo:min-width="0.831cm" fo:padding-top="0.13cm" fo:padding-bottom="0.13cm" fo:padding-left="0.25cm" fo:padding-right="0.25cm" fo:wrap-option="wrap" draw:shadow="hidden" draw:shadow-color="#808080"/>
    </style:style>
    <style:style style:name="gr77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78" style:family="graphic" style:parent-style-name="standard">
      <style:graphic-properties draw:stroke="dash" draw:stroke-dash="Ultrafine_20_Dashed" svg:stroke-width="0.051cm" svg:stroke-color="#ff000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0" style:family="graphic" style:parent-style-name="standard">
      <style:graphic-properties draw:stroke="dash" draw:stroke-dash="Ultrafine_20_Dashed"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81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style:writing-mode="lr-tb"/>
      <style:text-properties fo:font-size="20pt" style:font-size-asian="24pt" style:font-size-complex="24pt"/>
    </style:style>
    <style:style style:name="P2" style:family="paragraph">
      <style:paragraph-properties fo:margin-left="0cm" fo:margin-right="0cm" fo:text-align="center" text:enable-numbering="false" fo:text-indent="0cm"/>
    </style:style>
    <style:style style:name="P3" style:family="paragraph">
      <style:paragraph-properties fo:margin-left="0cm" fo:margin-right="0cm" fo:text-align="center" text:enable-numbering="false" fo:text-indent="0cm" style:writing-mode="lr-tb"/>
      <style:text-properties fo:font-size="20pt" style:font-size-asian="24pt" style:font-size-complex="24pt"/>
    </style:style>
    <style:style style:name="P4" style:family="paragraph">
      <style:paragraph-properties fo:text-align="center" style:writing-mode="lr-tb"/>
      <style:text-properties fo:font-size="20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fo:color="#000000" fo:font-size="20pt" fo:language="it" fo:country="IT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.02cm" svg:height="0.957cm" svg:x="11.185cm" svg:y="3.953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layer="layout" svg:width="1.09cm" svg:height="1.324cm" svg:x="11.161cm" svg:y="3.701cm">
          <text:p text:style-name="P2"><text:span text:style-name="T1">b</text:span></text:p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1.019cm" svg:height="0.957cm" svg:x="14.861cm" svg:y="3.953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3" draw:layer="layout" svg:width="1.045cm" svg:height="1.324cm" svg:x="14.859cm" svg:y="3.701cm">
          <text:p text:style-name="P2"><text:span text:style-name="T1">c</text:span></text:p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1.026cm" svg:height="0.957cm" svg:x="18.74cm" svg:y="3.953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1.09cm" svg:height="1.324cm" svg:x="18.717cm" svg:y="3.701cm">
          <text:p text:style-name="P2"><text:span text:style-name="T1">d</text:span></text:p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1.019cm" svg:height="0.959cm" svg:x="9.656cm" svg:y="5.867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layout" svg:width="1.045cm" svg:height="1.324cm" svg:x="9.66cm" svg:y="5.622cm">
          <text:p text:style-name="P2"><text:span text:style-name="T1">a</text:span></text:p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1.02cm" svg:height="0.964cm" svg:x="11.185cm" svg:y="7.783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layout" svg:width="1.09cm" svg:height="1.324cm" svg:x="11.161cm" svg:y="7.538cm">
          <text:p text:style-name="P2"><text:span text:style-name="T1">h</text:span></text:p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1.019cm" svg:height="0.964cm" svg:x="14.861cm" svg:y="7.783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3" draw:layer="layout" svg:width="1.09cm" svg:height="1.324cm" svg:x="14.837cm" svg:y="7.538cm">
          <text:p text:style-name="P2"><text:span text:style-name="T1">g</text:span></text:p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1.026cm" svg:height="0.964cm" svg:x="18.74cm" svg:y="7.783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3" draw:layer="layout" svg:width="0.949cm" svg:height="1.324cm" svg:x="18.787cm" svg:y="7.538cm">
          <text:p text:style-name="P2"><text:span text:style-name="T1">f</text:span></text:p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1.019cm" svg:height="0.959cm" svg:x="21.302cm" svg:y="5.867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3" draw:layer="layout" svg:width="1.044cm" svg:height="1.324cm" svg:x="21.302cm" svg:y="5.622cm">
          <text:p text:style-name="P2"><text:span text:style-name="T1">e</text:span></text:p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1.027cm" svg:height="0.959cm" svg:x="13.33cm" svg:y="5.867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0" draw:text-style-name="P3" draw:layer="layout" svg:width="0.903cm" svg:height="1.324cm" svg:x="13.4cm" svg:y="5.622cm">
          <text:p text:style-name="P2"><text:span text:style-name="T1">i</text:span></text:p>
          <draw:enhanced-geometry svg:viewBox="0 0 21600 21600" draw:type="mso-spt202" draw:enhanced-path="M 0 0 L 21600 0 21600 21600 0 21600 0 0 Z N"/>
        </draw:custom-shape>
        <draw:line draw:style-name="gr11" draw:text-style-name="P4" draw:layer="layout" svg:x1="10.366cm" svg:y1="5.902cm" svg:x2="11.39cm" svg:y2="4.751cm">
          <text:p text:style-name="P6"/>
        </draw:line>
        <draw:line draw:style-name="gr12" draw:text-style-name="P4" draw:layer="layout" svg:x1="10.57cm" svg:y1="6.667cm" svg:x2="11.39cm" svg:y2="7.816cm">
          <text:p text:style-name="P6"/>
        </draw:line>
        <draw:line draw:style-name="gr12" draw:text-style-name="P4" draw:layer="layout" svg:x1="12.205cm" svg:y1="4.366cm" svg:x2="14.861cm" svg:y2="4.366cm">
          <text:p text:style-name="P6"/>
        </draw:line>
        <draw:line draw:style-name="gr11" draw:text-style-name="P4" draw:layer="layout" svg:x1="15.88cm" svg:y1="4.366cm" svg:x2="18.74cm" svg:y2="4.366cm">
          <text:p text:style-name="P6"/>
        </draw:line>
        <draw:line draw:style-name="gr11" draw:text-style-name="P4" draw:layer="layout" svg:x1="12.205cm" svg:y1="8.201cm" svg:x2="14.861cm" svg:y2="8.201cm">
          <text:p text:style-name="P6"/>
        </draw:line>
        <draw:line draw:style-name="gr13" draw:text-style-name="P4" draw:layer="layout" svg:x1="15.88cm" svg:y1="8.201cm" svg:x2="18.74cm" svg:y2="8.201cm">
          <text:p text:style-name="P6"/>
        </draw:line>
        <draw:line draw:style-name="gr14" draw:text-style-name="P4" draw:layer="layout" svg:x1="19.562cm" svg:y1="8.01cm" svg:x2="21.396cm" svg:y2="6.667cm">
          <text:p text:style-name="P6"/>
        </draw:line>
        <draw:line draw:style-name="gr11" draw:text-style-name="P4" draw:layer="layout" svg:x1="19.766cm" svg:y1="4.558cm" svg:x2="21.302cm" svg:y2="6.055cm">
          <text:p text:style-name="P6"/>
        </draw:line>
        <draw:line draw:style-name="gr14" draw:text-style-name="P4" draw:layer="layout" svg:x1="19.355cm" svg:y1="4.944cm" svg:x2="19.355cm" svg:y2="7.816cm">
          <text:p text:style-name="P6"/>
        </draw:line>
        <draw:line draw:style-name="gr11" draw:text-style-name="P4" draw:layer="layout" svg:x1="15.675cm" svg:y1="4.751cm" svg:x2="18.945cm" svg:y2="8.01cm">
          <text:p text:style-name="P6"/>
        </draw:line>
        <draw:line draw:style-name="gr11" draw:text-style-name="P4" draw:layer="layout" svg:x1="14.046cm" svg:y1="5.902cm" svg:x2="15.065cm" svg:y2="4.751cm">
          <text:p text:style-name="P6"/>
        </draw:line>
        <draw:line draw:style-name="gr14" draw:text-style-name="P4" draw:layer="layout" svg:x1="14.246cm" svg:y1="6.667cm" svg:x2="15.065cm" svg:y2="7.816cm">
          <text:p text:style-name="P6"/>
        </draw:line>
        <draw:line draw:style-name="gr14" draw:text-style-name="P4" draw:layer="layout" svg:x1="13.431cm" svg:y1="6.667cm" svg:x2="12cm" svg:y2="7.816cm">
          <text:p text:style-name="P6"/>
        </draw:line>
        <draw:line draw:style-name="gr14" draw:text-style-name="P4" draw:layer="layout" svg:x1="11.796cm" svg:y1="7.814cm" svg:x2="11.796cm" svg:y2="4.942cm">
          <text:p text:style-name="P6"/>
        </draw:line>
        <draw:custom-shape draw:style-name="gr15" draw:text-style-name="P3" draw:layer="layout" svg:width="1cm" svg:height="1.101cm" svg:x="9.859cm" svg:y="4.466cm">
          <text:p text:style-name="P2"><text:span text:style-name="T1">4</text:span></text:p>
          <draw:enhanced-geometry svg:viewBox="0 0 21600 21600" draw:type="mso-spt202" draw:enhanced-path="M 0 0 L 21600 0 21600 21600 0 21600 0 0 Z N"/>
        </draw:custom-shape>
        <draw:custom-shape draw:style-name="gr16" draw:text-style-name="P3" draw:layer="layout" svg:width="1cm" svg:height="1.102cm" svg:x="10.063cm" svg:y="7.189cm">
          <text:p text:style-name="P2"><text:span text:style-name="T1">8</text:span></text:p>
          <draw:enhanced-geometry svg:viewBox="0 0 21600 21600" draw:type="mso-spt202" draw:enhanced-path="M 0 0 L 21600 0 21600 21600 0 21600 0 0 Z N"/>
        </draw:custom-shape>
        <draw:custom-shape draw:style-name="gr17" draw:text-style-name="P3" draw:layer="layout" svg:width="0.999cm" svg:height="1.101cm" svg:x="13.124cm" svg:y="3.128cm">
          <text:p text:style-name="P2"><text:span text:style-name="T1">8</text:span></text:p>
          <draw:enhanced-geometry svg:viewBox="0 0 21600 21600" draw:type="mso-spt202" draw:enhanced-path="M 0 0 L 21600 0 21600 21600 0 21600 0 0 Z N"/>
        </draw:custom-shape>
        <draw:custom-shape draw:style-name="gr18" draw:text-style-name="P3" draw:layer="layout" svg:width="1.333cm" svg:height="1.1cm" svg:x="10.782cm" svg:y="5.616cm">
          <text:p text:style-name="P2"><text:span text:style-name="T1">11</text:span></text:p>
          <draw:enhanced-geometry svg:viewBox="0 0 21600 21600" draw:type="mso-spt202" draw:enhanced-path="M 0 0 L 21600 0 21600 21600 0 21600 0 0 Z N"/>
        </draw:custom-shape>
        <draw:custom-shape draw:style-name="gr19" draw:text-style-name="P3" draw:layer="layout" svg:width="0.998cm" svg:height="1.101cm" svg:x="17.004cm" svg:y="3.128cm">
          <text:p text:style-name="P2"><text:span text:style-name="T1">7</text:span></text:p>
          <draw:enhanced-geometry svg:viewBox="0 0 21600 21600" draw:type="mso-spt202" draw:enhanced-path="M 0 0 L 21600 0 21600 21600 0 21600 0 0 Z N"/>
        </draw:custom-shape>
        <draw:custom-shape draw:style-name="gr20" draw:text-style-name="P3" draw:layer="layout" svg:width="1cm" svg:height="1.102cm" svg:x="16.394cm" svg:y="6.193cm">
          <text:p text:style-name="P2"><text:span text:style-name="T1">4</text:span></text:p>
          <draw:enhanced-geometry svg:viewBox="0 0 21600 21600" draw:type="mso-spt202" draw:enhanced-path="M 0 0 L 21600 0 21600 21600 0 21600 0 0 Z N"/>
        </draw:custom-shape>
        <draw:custom-shape draw:style-name="gr21" draw:text-style-name="P3" draw:layer="layout" svg:width="1cm" svg:height="1.1cm" svg:x="20.678cm" svg:y="4.279cm">
          <text:p text:style-name="P2"><text:span text:style-name="T1">9</text:span></text:p>
          <draw:enhanced-geometry svg:viewBox="0 0 21600 21600" draw:type="mso-spt202" draw:enhanced-path="M 0 0 L 21600 0 21600 21600 0 21600 0 0 Z N"/>
        </draw:custom-shape>
        <draw:custom-shape draw:style-name="gr22" draw:text-style-name="P3" draw:layer="layout" svg:width="1cm" svg:height="1.101cm" svg:x="13.329cm" svg:y="4.466cm">
          <text:p text:style-name="P2"><text:span text:style-name="T1">2</text:span></text:p>
          <draw:enhanced-geometry svg:viewBox="0 0 21600 21600" draw:type="mso-spt202" draw:enhanced-path="M 0 0 L 21600 0 21600 21600 0 21600 0 0 Z N"/>
        </draw:custom-shape>
        <draw:custom-shape draw:style-name="gr23" draw:text-style-name="P3" draw:layer="layout" svg:width="1.332cm" svg:height="1.101cm" svg:x="19.293cm" svg:y="5.809cm">
          <text:p text:style-name="P2"><text:span text:style-name="T1">14</text:span></text:p>
          <draw:enhanced-geometry svg:viewBox="0 0 21600 21600" draw:type="mso-spt202" draw:enhanced-path="M 0 0 L 21600 0 21600 21600 0 21600 0 0 Z N"/>
        </draw:custom-shape>
        <draw:custom-shape draw:style-name="gr24" draw:text-style-name="P3" draw:layer="layout" svg:width="0.998cm" svg:height="1.102cm" svg:x="16.6cm" svg:y="8.301cm">
          <text:p text:style-name="P2"><text:span text:style-name="T1">2</text:span></text:p>
          <draw:enhanced-geometry svg:viewBox="0 0 21600 21600" draw:type="mso-spt202" draw:enhanced-path="M 0 0 L 21600 0 21600 21600 0 21600 0 0 Z N"/>
        </draw:custom-shape>
        <draw:custom-shape draw:style-name="gr25" draw:text-style-name="P3" draw:layer="layout" svg:width="0.999cm" svg:height="1.101cm" svg:x="14.554cm" svg:y="6.001cm">
          <text:p text:style-name="P2"><text:span text:style-name="T1">6</text:span></text:p>
          <draw:enhanced-geometry svg:viewBox="0 0 21600 21600" draw:type="mso-spt202" draw:enhanced-path="M 0 0 L 21600 0 21600 21600 0 21600 0 0 Z N"/>
        </draw:custom-shape>
        <draw:custom-shape draw:style-name="gr26" draw:text-style-name="P3" draw:layer="layout" svg:width="1cm" svg:height="1.102cm" svg:x="12.924cm" svg:y="8.301cm">
          <text:p text:style-name="P2"><text:span text:style-name="T1">1</text:span></text:p>
          <draw:enhanced-geometry svg:viewBox="0 0 21600 21600" draw:type="mso-spt202" draw:enhanced-path="M 0 0 L 21600 0 21600 21600 0 21600 0 0 Z N"/>
        </draw:custom-shape>
        <draw:custom-shape draw:style-name="gr27" draw:text-style-name="P3" draw:layer="layout" svg:width="0.999cm" svg:height="1.101cm" svg:x="11.899cm" svg:y="6.001cm">
          <text:p text:style-name="P2"><text:span text:style-name="T1">7</text:span></text:p>
          <draw:enhanced-geometry svg:viewBox="0 0 21600 21600" draw:type="mso-spt202" draw:enhanced-path="M 0 0 L 21600 0 21600 21600 0 21600 0 0 Z N"/>
        </draw:custom-shape>
        <draw:custom-shape draw:style-name="gr28" draw:text-style-name="P3" draw:layer="layout" svg:width="1.331cm" svg:height="1.102cm" svg:x="19.875cm" svg:y="7.344cm">
          <text:p text:style-name="P2"><text:span text:style-name="T1">10</text:span></text:p>
          <draw:enhanced-geometry svg:viewBox="0 0 21600 21600" draw:type="mso-spt202" draw:enhanced-path="M 0 0 L 21600 0 21600 21600 0 21600 0 0 Z N"/>
        </draw:custom-shape>
        <draw:line draw:style-name="gr29" draw:text-style-name="P4" draw:layer="layout" svg:x1="15.301cm" svg:y1="9.754cm" svg:x2="16.707cm" svg:y2="8.169cm">
          <text:p text:style-name="P6"/>
        </draw:line>
        <draw:custom-shape draw:style-name="gr30" draw:text-style-name="P1" draw:layer="layout" svg:width="6.095cm" svg:height="6.34cm" svg:x="12.82cm" svg:y="3.678cm">
          <text:p text:style-name="P6"/>
          <draw:enhanced-geometry svg:viewBox="0 0 1040 1152" draw:type="non-primitive" draw:enhanced-path="M 320 0 C 192 132 64 264 32 384 0 504 48 680 128 720 208 760 360 552 512 624 664 696 852 924 1040 1152 N"/>
        </draw:custom-shape>
        <draw:custom-shape draw:style-name="gr1" draw:text-style-name="P1" draw:layer="layout" svg:width="1.02cm" svg:height="0.957cm" svg:x="11.185cm" svg:y="3.953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1" draw:text-style-name="P3" draw:layer="layout" svg:width="1.09cm" svg:height="1.324cm" svg:x="11.161cm" svg:y="3.701cm">
          <text:p text:style-name="P2"><text:span text:style-name="T1">b</text:span></text:p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1.019cm" svg:height="0.957cm" svg:x="14.861cm" svg:y="3.953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2" draw:text-style-name="P3" draw:layer="layout" svg:width="1.045cm" svg:height="1.324cm" svg:x="14.859cm" svg:y="3.701cm">
          <text:p text:style-name="P2"><text:span text:style-name="T1">c</text:span></text:p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1.026cm" svg:height="0.957cm" svg:x="18.74cm" svg:y="3.953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3" draw:text-style-name="P3" draw:layer="layout" svg:width="1.09cm" svg:height="1.324cm" svg:x="18.717cm" svg:y="3.701cm">
          <text:p text:style-name="P2"><text:span text:style-name="T1">d</text:span></text:p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1.019cm" svg:height="0.959cm" svg:x="9.656cm" svg:y="5.867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4" draw:text-style-name="P3" draw:layer="layout" svg:width="1.045cm" svg:height="1.324cm" svg:x="9.66cm" svg:y="5.622cm">
          <text:p text:style-name="P2"><text:span text:style-name="T1">a</text:span></text:p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1.02cm" svg:height="0.964cm" svg:x="11.185cm" svg:y="7.783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5" draw:text-style-name="P3" draw:layer="layout" svg:width="1.09cm" svg:height="1.324cm" svg:x="11.161cm" svg:y="7.538cm">
          <text:p text:style-name="P2"><text:span text:style-name="T1">h</text:span></text:p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1.019cm" svg:height="0.964cm" svg:x="14.861cm" svg:y="7.783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6" draw:text-style-name="P3" draw:layer="layout" svg:width="1.09cm" svg:height="1.324cm" svg:x="14.837cm" svg:y="7.538cm">
          <text:p text:style-name="P2"><text:span text:style-name="T1">g</text:span></text:p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1.026cm" svg:height="0.964cm" svg:x="18.74cm" svg:y="7.783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7" draw:text-style-name="P3" draw:layer="layout" svg:width="0.949cm" svg:height="1.324cm" svg:x="18.787cm" svg:y="7.538cm">
          <text:p text:style-name="P2"><text:span text:style-name="T1">f</text:span></text:p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1.019cm" svg:height="0.959cm" svg:x="21.302cm" svg:y="5.867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8" draw:text-style-name="P3" draw:layer="layout" svg:width="1.044cm" svg:height="1.324cm" svg:x="21.302cm" svg:y="5.622cm">
          <text:p text:style-name="P2"><text:span text:style-name="T1">e</text:span></text:p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1.027cm" svg:height="0.959cm" svg:x="13.33cm" svg:y="5.867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9" draw:text-style-name="P3" draw:layer="layout" svg:width="0.903cm" svg:height="1.324cm" svg:x="13.4cm" svg:y="5.622cm">
          <text:p text:style-name="P2"><text:span text:style-name="T1">i</text:span></text:p>
          <draw:enhanced-geometry svg:viewBox="0 0 21600 21600" draw:type="mso-spt202" draw:enhanced-path="M 0 0 L 21600 0 21600 21600 0 21600 0 0 Z N"/>
        </draw:custom-shape>
        <draw:line draw:style-name="gr11" draw:text-style-name="P4" draw:layer="layout" svg:x1="10.366cm" svg:y1="5.902cm" svg:x2="11.39cm" svg:y2="4.751cm">
          <text:p text:style-name="P6"/>
        </draw:line>
        <draw:line draw:style-name="gr12" draw:text-style-name="P4" draw:layer="layout" svg:x1="10.57cm" svg:y1="6.667cm" svg:x2="11.39cm" svg:y2="7.816cm">
          <text:p text:style-name="P6"/>
        </draw:line>
        <draw:line draw:style-name="gr12" draw:text-style-name="P4" draw:layer="layout" svg:x1="12.205cm" svg:y1="4.366cm" svg:x2="14.861cm" svg:y2="4.366cm">
          <text:p text:style-name="P6"/>
        </draw:line>
        <draw:line draw:style-name="gr11" draw:text-style-name="P4" draw:layer="layout" svg:x1="15.88cm" svg:y1="4.366cm" svg:x2="18.74cm" svg:y2="4.366cm">
          <text:p text:style-name="P6"/>
        </draw:line>
        <draw:line draw:style-name="gr11" draw:text-style-name="P4" draw:layer="layout" svg:x1="12.205cm" svg:y1="8.201cm" svg:x2="14.861cm" svg:y2="8.201cm">
          <text:p text:style-name="P6"/>
        </draw:line>
        <draw:line draw:style-name="gr13" draw:text-style-name="P4" draw:layer="layout" svg:x1="15.88cm" svg:y1="8.201cm" svg:x2="18.74cm" svg:y2="8.201cm">
          <text:p text:style-name="P6"/>
        </draw:line>
        <draw:line draw:style-name="gr14" draw:text-style-name="P4" draw:layer="layout" svg:x1="19.562cm" svg:y1="8.01cm" svg:x2="21.396cm" svg:y2="6.667cm">
          <text:p text:style-name="P6"/>
        </draw:line>
        <draw:line draw:style-name="gr11" draw:text-style-name="P4" draw:layer="layout" svg:x1="19.766cm" svg:y1="4.558cm" svg:x2="21.302cm" svg:y2="6.055cm">
          <text:p text:style-name="P6"/>
        </draw:line>
        <draw:line draw:style-name="gr14" draw:text-style-name="P4" draw:layer="layout" svg:x1="19.355cm" svg:y1="4.944cm" svg:x2="19.355cm" svg:y2="7.816cm">
          <text:p text:style-name="P6"/>
        </draw:line>
        <draw:line draw:style-name="gr11" draw:text-style-name="P4" draw:layer="layout" svg:x1="15.675cm" svg:y1="4.751cm" svg:x2="18.945cm" svg:y2="8.01cm">
          <text:p text:style-name="P6"/>
        </draw:line>
        <draw:line draw:style-name="gr11" draw:text-style-name="P4" draw:layer="layout" svg:x1="14.046cm" svg:y1="5.902cm" svg:x2="15.065cm" svg:y2="4.751cm">
          <text:p text:style-name="P6"/>
        </draw:line>
        <draw:line draw:style-name="gr14" draw:text-style-name="P4" draw:layer="layout" svg:x1="14.246cm" svg:y1="6.667cm" svg:x2="15.065cm" svg:y2="7.816cm">
          <text:p text:style-name="P6"/>
        </draw:line>
        <draw:line draw:style-name="gr14" draw:text-style-name="P4" draw:layer="layout" svg:x1="13.431cm" svg:y1="6.667cm" svg:x2="12cm" svg:y2="7.816cm">
          <text:p text:style-name="P6"/>
        </draw:line>
        <draw:line draw:style-name="gr14" draw:text-style-name="P4" draw:layer="layout" svg:x1="11.796cm" svg:y1="7.814cm" svg:x2="11.796cm" svg:y2="4.942cm">
          <text:p text:style-name="P6"/>
        </draw:line>
        <draw:custom-shape draw:style-name="gr40" draw:text-style-name="P3" draw:layer="layout" svg:width="1cm" svg:height="1.101cm" svg:x="9.859cm" svg:y="4.466cm">
          <text:p text:style-name="P2"><text:span text:style-name="T1">4</text:span></text:p>
          <draw:enhanced-geometry svg:viewBox="0 0 21600 21600" draw:type="mso-spt202" draw:enhanced-path="M 0 0 L 21600 0 21600 21600 0 21600 0 0 Z N"/>
        </draw:custom-shape>
        <draw:custom-shape draw:style-name="gr41" draw:text-style-name="P3" draw:layer="layout" svg:width="1cm" svg:height="1.102cm" svg:x="10.063cm" svg:y="7.189cm">
          <text:p text:style-name="P2"><text:span text:style-name="T1">8</text:span></text:p>
          <draw:enhanced-geometry svg:viewBox="0 0 21600 21600" draw:type="mso-spt202" draw:enhanced-path="M 0 0 L 21600 0 21600 21600 0 21600 0 0 Z N"/>
        </draw:custom-shape>
        <draw:custom-shape draw:style-name="gr42" draw:text-style-name="P3" draw:layer="layout" svg:width="0.999cm" svg:height="1.101cm" svg:x="13.124cm" svg:y="3.128cm">
          <text:p text:style-name="P2"><text:span text:style-name="T1">8</text:span></text:p>
          <draw:enhanced-geometry svg:viewBox="0 0 21600 21600" draw:type="mso-spt202" draw:enhanced-path="M 0 0 L 21600 0 21600 21600 0 21600 0 0 Z N"/>
        </draw:custom-shape>
        <draw:custom-shape draw:style-name="gr43" draw:text-style-name="P3" draw:layer="layout" svg:width="1.333cm" svg:height="1.1cm" svg:x="10.782cm" svg:y="5.616cm">
          <text:p text:style-name="P2"><text:span text:style-name="T1">11</text:span></text:p>
          <draw:enhanced-geometry svg:viewBox="0 0 21600 21600" draw:type="mso-spt202" draw:enhanced-path="M 0 0 L 21600 0 21600 21600 0 21600 0 0 Z N"/>
        </draw:custom-shape>
        <draw:custom-shape draw:style-name="gr44" draw:text-style-name="P3" draw:layer="layout" svg:width="0.998cm" svg:height="1.101cm" svg:x="17.004cm" svg:y="3.128cm">
          <text:p text:style-name="P2"><text:span text:style-name="T1">7</text:span></text:p>
          <draw:enhanced-geometry svg:viewBox="0 0 21600 21600" draw:type="mso-spt202" draw:enhanced-path="M 0 0 L 21600 0 21600 21600 0 21600 0 0 Z N"/>
        </draw:custom-shape>
        <draw:custom-shape draw:style-name="gr45" draw:text-style-name="P3" draw:layer="layout" svg:width="1cm" svg:height="1.102cm" svg:x="16.394cm" svg:y="6.193cm">
          <text:p text:style-name="P2"><text:span text:style-name="T1">4</text:span></text:p>
          <draw:enhanced-geometry svg:viewBox="0 0 21600 21600" draw:type="mso-spt202" draw:enhanced-path="M 0 0 L 21600 0 21600 21600 0 21600 0 0 Z N"/>
        </draw:custom-shape>
        <draw:custom-shape draw:style-name="gr46" draw:text-style-name="P3" draw:layer="layout" svg:width="1cm" svg:height="1.1cm" svg:x="20.678cm" svg:y="4.279cm">
          <text:p text:style-name="P2"><text:span text:style-name="T1">9</text:span></text:p>
          <draw:enhanced-geometry svg:viewBox="0 0 21600 21600" draw:type="mso-spt202" draw:enhanced-path="M 0 0 L 21600 0 21600 21600 0 21600 0 0 Z N"/>
        </draw:custom-shape>
        <draw:custom-shape draw:style-name="gr47" draw:text-style-name="P3" draw:layer="layout" svg:width="1cm" svg:height="1.101cm" svg:x="13.329cm" svg:y="4.466cm">
          <text:p text:style-name="P2"><text:span text:style-name="T1">2</text:span></text:p>
          <draw:enhanced-geometry svg:viewBox="0 0 21600 21600" draw:type="mso-spt202" draw:enhanced-path="M 0 0 L 21600 0 21600 21600 0 21600 0 0 Z N"/>
        </draw:custom-shape>
        <draw:custom-shape draw:style-name="gr48" draw:text-style-name="P3" draw:layer="layout" svg:width="1.332cm" svg:height="1.101cm" svg:x="19.293cm" svg:y="5.809cm">
          <text:p text:style-name="P2"><text:span text:style-name="T1">14</text:span></text:p>
          <draw:enhanced-geometry svg:viewBox="0 0 21600 21600" draw:type="mso-spt202" draw:enhanced-path="M 0 0 L 21600 0 21600 21600 0 21600 0 0 Z N"/>
        </draw:custom-shape>
        <draw:custom-shape draw:style-name="gr49" draw:text-style-name="P3" draw:layer="layout" svg:width="0.998cm" svg:height="1.102cm" svg:x="16.6cm" svg:y="8.301cm">
          <text:p text:style-name="P2"><text:span text:style-name="T1">2</text:span></text:p>
          <draw:enhanced-geometry svg:viewBox="0 0 21600 21600" draw:type="mso-spt202" draw:enhanced-path="M 0 0 L 21600 0 21600 21600 0 21600 0 0 Z N"/>
        </draw:custom-shape>
        <draw:custom-shape draw:style-name="gr50" draw:text-style-name="P3" draw:layer="layout" svg:width="0.999cm" svg:height="1.101cm" svg:x="14.554cm" svg:y="6.001cm">
          <text:p text:style-name="P2"><text:span text:style-name="T1">6</text:span></text:p>
          <draw:enhanced-geometry svg:viewBox="0 0 21600 21600" draw:type="mso-spt202" draw:enhanced-path="M 0 0 L 21600 0 21600 21600 0 21600 0 0 Z N"/>
        </draw:custom-shape>
        <draw:custom-shape draw:style-name="gr51" draw:text-style-name="P3" draw:layer="layout" svg:width="1cm" svg:height="1.102cm" svg:x="12.924cm" svg:y="8.301cm">
          <text:p text:style-name="P2"><text:span text:style-name="T1">1</text:span></text:p>
          <draw:enhanced-geometry svg:viewBox="0 0 21600 21600" draw:type="mso-spt202" draw:enhanced-path="M 0 0 L 21600 0 21600 21600 0 21600 0 0 Z N"/>
        </draw:custom-shape>
        <draw:custom-shape draw:style-name="gr52" draw:text-style-name="P3" draw:layer="layout" svg:width="0.999cm" svg:height="1.101cm" svg:x="11.899cm" svg:y="6.001cm">
          <text:p text:style-name="P2"><text:span text:style-name="T1">7</text:span></text:p>
          <draw:enhanced-geometry svg:viewBox="0 0 21600 21600" draw:type="mso-spt202" draw:enhanced-path="M 0 0 L 21600 0 21600 21600 0 21600 0 0 Z N"/>
        </draw:custom-shape>
        <draw:custom-shape draw:style-name="gr53" draw:text-style-name="P3" draw:layer="layout" svg:width="1.331cm" svg:height="1.102cm" svg:x="19.875cm" svg:y="7.344cm">
          <text:p text:style-name="P2"><text:span text:style-name="T1">10</text:span></text:p>
          <draw:enhanced-geometry svg:viewBox="0 0 21600 21600" draw:type="mso-spt202" draw:enhanced-path="M 0 0 L 21600 0 21600 21600 0 21600 0 0 Z N"/>
        </draw:custom-shape>
        <draw:line draw:style-name="gr29" draw:text-style-name="P4" draw:layer="layout" svg:x1="15.301cm" svg:y1="9.754cm" svg:x2="16.707cm" svg:y2="8.169cm">
          <text:p text:style-name="P6"/>
        </draw:line>
        <draw:custom-shape draw:style-name="gr30" draw:text-style-name="P1" draw:layer="layout" svg:width="6.095cm" svg:height="6.34cm" svg:x="12.82cm" svg:y="3.678cm">
          <text:p text:style-name="P6"/>
          <draw:enhanced-geometry svg:viewBox="0 0 1040 1152" draw:type="non-primitive" draw:enhanced-path="M 320 0 C 192 132 64 264 32 384 0 504 48 680 128 720 208 760 360 552 512 624 664 696 852 924 1040 1152 N"/>
        </draw:custom-shape>
        <draw:custom-shape draw:style-name="gr1" draw:text-style-name="P1" draw:layer="layout" svg:width="1.02cm" svg:height="0.957cm" svg:x="11.185cm" svg:y="3.953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4" draw:text-style-name="P3" draw:layer="layout" svg:width="1.09cm" svg:height="1.324cm" svg:x="11.161cm" svg:y="3.701cm">
          <text:p text:style-name="P2"><text:span text:style-name="T1">b</text:span></text:p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1.019cm" svg:height="0.957cm" svg:x="14.861cm" svg:y="3.953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5" draw:text-style-name="P3" draw:layer="layout" svg:width="1.045cm" svg:height="1.324cm" svg:x="14.859cm" svg:y="3.701cm">
          <text:p text:style-name="P2"><text:span text:style-name="T1">c</text:span></text:p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1.026cm" svg:height="0.957cm" svg:x="18.74cm" svg:y="3.953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6" draw:text-style-name="P3" draw:layer="layout" svg:width="1.09cm" svg:height="1.324cm" svg:x="18.717cm" svg:y="3.701cm">
          <text:p text:style-name="P2"><text:span text:style-name="T1">d</text:span></text:p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1.019cm" svg:height="0.959cm" svg:x="9.656cm" svg:y="5.867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7" draw:text-style-name="P3" draw:layer="layout" svg:width="1.045cm" svg:height="1.324cm" svg:x="9.66cm" svg:y="5.622cm">
          <text:p text:style-name="P2"><text:span text:style-name="T1">a</text:span></text:p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1.02cm" svg:height="0.964cm" svg:x="11.185cm" svg:y="7.783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8" draw:text-style-name="P3" draw:layer="layout" svg:width="1.09cm" svg:height="1.324cm" svg:x="11.161cm" svg:y="7.538cm">
          <text:p text:style-name="P2"><text:span text:style-name="T1">h</text:span></text:p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1.019cm" svg:height="0.964cm" svg:x="14.861cm" svg:y="7.783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9" draw:text-style-name="P3" draw:layer="layout" svg:width="1.09cm" svg:height="1.324cm" svg:x="14.837cm" svg:y="7.538cm">
          <text:p text:style-name="P2"><text:span text:style-name="T1">g</text:span></text:p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1.026cm" svg:height="0.964cm" svg:x="18.74cm" svg:y="7.783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0" draw:text-style-name="P3" draw:layer="layout" svg:width="0.949cm" svg:height="1.324cm" svg:x="18.787cm" svg:y="7.538cm">
          <text:p text:style-name="P2"><text:span text:style-name="T1">f</text:span></text:p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1.019cm" svg:height="0.959cm" svg:x="21.302cm" svg:y="5.867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1" draw:text-style-name="P3" draw:layer="layout" svg:width="1.044cm" svg:height="1.324cm" svg:x="21.302cm" svg:y="5.622cm">
          <text:p text:style-name="P2"><text:span text:style-name="T1">e</text:span></text:p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1.027cm" svg:height="0.959cm" svg:x="13.33cm" svg:y="5.867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2" draw:text-style-name="P3" draw:layer="layout" svg:width="0.903cm" svg:height="1.324cm" svg:x="13.4cm" svg:y="5.622cm">
          <text:p text:style-name="P2"><text:span text:style-name="T1">i</text:span></text:p>
          <draw:enhanced-geometry svg:viewBox="0 0 21600 21600" draw:type="mso-spt202" draw:enhanced-path="M 0 0 L 21600 0 21600 21600 0 21600 0 0 Z N"/>
        </draw:custom-shape>
        <draw:line draw:style-name="gr11" draw:text-style-name="P4" draw:layer="layout" svg:x1="10.366cm" svg:y1="5.902cm" svg:x2="11.39cm" svg:y2="4.751cm">
          <text:p text:style-name="P6"/>
        </draw:line>
        <draw:line draw:style-name="gr12" draw:text-style-name="P4" draw:layer="layout" svg:x1="10.57cm" svg:y1="6.667cm" svg:x2="11.39cm" svg:y2="7.816cm">
          <text:p text:style-name="P6"/>
        </draw:line>
        <draw:line draw:style-name="gr12" draw:text-style-name="P4" draw:layer="layout" svg:x1="12.205cm" svg:y1="4.366cm" svg:x2="14.861cm" svg:y2="4.366cm">
          <text:p text:style-name="P6"/>
        </draw:line>
        <draw:line draw:style-name="gr11" draw:text-style-name="P4" draw:layer="layout" svg:x1="15.88cm" svg:y1="4.366cm" svg:x2="18.74cm" svg:y2="4.366cm">
          <text:p text:style-name="P6"/>
        </draw:line>
        <draw:line draw:style-name="gr11" draw:text-style-name="P4" draw:layer="layout" svg:x1="12.205cm" svg:y1="8.201cm" svg:x2="14.861cm" svg:y2="8.201cm">
          <text:p text:style-name="P6"/>
        </draw:line>
        <draw:line draw:style-name="gr13" draw:text-style-name="P4" draw:layer="layout" svg:x1="15.88cm" svg:y1="8.201cm" svg:x2="18.74cm" svg:y2="8.201cm">
          <text:p text:style-name="P6"/>
        </draw:line>
        <draw:line draw:style-name="gr14" draw:text-style-name="P4" draw:layer="layout" svg:x1="19.562cm" svg:y1="8.01cm" svg:x2="21.396cm" svg:y2="6.667cm">
          <text:p text:style-name="P6"/>
        </draw:line>
        <draw:line draw:style-name="gr11" draw:text-style-name="P4" draw:layer="layout" svg:x1="19.766cm" svg:y1="4.558cm" svg:x2="21.302cm" svg:y2="6.055cm">
          <text:p text:style-name="P6"/>
        </draw:line>
        <draw:line draw:style-name="gr14" draw:text-style-name="P4" draw:layer="layout" svg:x1="19.355cm" svg:y1="4.944cm" svg:x2="19.355cm" svg:y2="7.816cm">
          <text:p text:style-name="P6"/>
        </draw:line>
        <draw:line draw:style-name="gr11" draw:text-style-name="P4" draw:layer="layout" svg:x1="15.675cm" svg:y1="4.751cm" svg:x2="18.945cm" svg:y2="8.01cm">
          <text:p text:style-name="P6"/>
        </draw:line>
        <draw:line draw:style-name="gr11" draw:text-style-name="P4" draw:layer="layout" svg:x1="14.046cm" svg:y1="5.902cm" svg:x2="15.065cm" svg:y2="4.751cm">
          <text:p text:style-name="P6"/>
        </draw:line>
        <draw:line draw:style-name="gr14" draw:text-style-name="P4" draw:layer="layout" svg:x1="14.246cm" svg:y1="6.667cm" svg:x2="15.065cm" svg:y2="7.816cm">
          <text:p text:style-name="P6"/>
        </draw:line>
        <draw:line draw:style-name="gr14" draw:text-style-name="P4" draw:layer="layout" svg:x1="13.431cm" svg:y1="6.667cm" svg:x2="12cm" svg:y2="7.816cm">
          <text:p text:style-name="P6"/>
        </draw:line>
        <draw:line draw:style-name="gr14" draw:text-style-name="P4" draw:layer="layout" svg:x1="11.796cm" svg:y1="7.814cm" svg:x2="11.796cm" svg:y2="4.942cm">
          <text:p text:style-name="P6"/>
        </draw:line>
        <draw:custom-shape draw:style-name="gr63" draw:text-style-name="P3" draw:layer="layout" svg:width="1cm" svg:height="1.101cm" svg:x="9.859cm" svg:y="4.466cm">
          <text:p text:style-name="P2"><text:span text:style-name="T1">4</text:span></text:p>
          <draw:enhanced-geometry svg:viewBox="0 0 21600 21600" draw:type="mso-spt202" draw:enhanced-path="M 0 0 L 21600 0 21600 21600 0 21600 0 0 Z N"/>
        </draw:custom-shape>
        <draw:custom-shape draw:style-name="gr64" draw:text-style-name="P3" draw:layer="layout" svg:width="1cm" svg:height="1.102cm" svg:x="10.063cm" svg:y="7.189cm">
          <text:p text:style-name="P2"><text:span text:style-name="T1">8</text:span></text:p>
          <draw:enhanced-geometry svg:viewBox="0 0 21600 21600" draw:type="mso-spt202" draw:enhanced-path="M 0 0 L 21600 0 21600 21600 0 21600 0 0 Z N"/>
        </draw:custom-shape>
        <draw:custom-shape draw:style-name="gr65" draw:text-style-name="P3" draw:layer="layout" svg:width="0.999cm" svg:height="1.101cm" svg:x="13.124cm" svg:y="3.128cm">
          <text:p text:style-name="P2"><text:span text:style-name="T1">8</text:span></text:p>
          <draw:enhanced-geometry svg:viewBox="0 0 21600 21600" draw:type="mso-spt202" draw:enhanced-path="M 0 0 L 21600 0 21600 21600 0 21600 0 0 Z N"/>
        </draw:custom-shape>
        <draw:custom-shape draw:style-name="gr66" draw:text-style-name="P3" draw:layer="layout" svg:width="1.333cm" svg:height="1.1cm" svg:x="10.782cm" svg:y="5.616cm">
          <text:p text:style-name="P2"><text:span text:style-name="T1">11</text:span></text:p>
          <draw:enhanced-geometry svg:viewBox="0 0 21600 21600" draw:type="mso-spt202" draw:enhanced-path="M 0 0 L 21600 0 21600 21600 0 21600 0 0 Z N"/>
        </draw:custom-shape>
        <draw:custom-shape draw:style-name="gr67" draw:text-style-name="P3" draw:layer="layout" svg:width="0.998cm" svg:height="1.101cm" svg:x="17.004cm" svg:y="3.128cm">
          <text:p text:style-name="P2"><text:span text:style-name="T1">7</text:span></text:p>
          <draw:enhanced-geometry svg:viewBox="0 0 21600 21600" draw:type="mso-spt202" draw:enhanced-path="M 0 0 L 21600 0 21600 21600 0 21600 0 0 Z N"/>
        </draw:custom-shape>
        <draw:custom-shape draw:style-name="gr68" draw:text-style-name="P3" draw:layer="layout" svg:width="1cm" svg:height="1.102cm" svg:x="16.394cm" svg:y="6.193cm">
          <text:p text:style-name="P2"><text:span text:style-name="T1">4</text:span></text:p>
          <draw:enhanced-geometry svg:viewBox="0 0 21600 21600" draw:type="mso-spt202" draw:enhanced-path="M 0 0 L 21600 0 21600 21600 0 21600 0 0 Z N"/>
        </draw:custom-shape>
        <draw:custom-shape draw:style-name="gr69" draw:text-style-name="P3" draw:layer="layout" svg:width="1cm" svg:height="1.1cm" svg:x="20.678cm" svg:y="4.279cm">
          <text:p text:style-name="P2"><text:span text:style-name="T1">9</text:span></text:p>
          <draw:enhanced-geometry svg:viewBox="0 0 21600 21600" draw:type="mso-spt202" draw:enhanced-path="M 0 0 L 21600 0 21600 21600 0 21600 0 0 Z N"/>
        </draw:custom-shape>
        <draw:custom-shape draw:style-name="gr70" draw:text-style-name="P3" draw:layer="layout" svg:width="1cm" svg:height="1.101cm" svg:x="13.329cm" svg:y="4.466cm">
          <text:p text:style-name="P2"><text:span text:style-name="T1">2</text:span></text:p>
          <draw:enhanced-geometry svg:viewBox="0 0 21600 21600" draw:type="mso-spt202" draw:enhanced-path="M 0 0 L 21600 0 21600 21600 0 21600 0 0 Z N"/>
        </draw:custom-shape>
        <draw:custom-shape draw:style-name="gr71" draw:text-style-name="P3" draw:layer="layout" svg:width="1.332cm" svg:height="1.101cm" svg:x="19.293cm" svg:y="5.809cm">
          <text:p text:style-name="P2"><text:span text:style-name="T1">14</text:span></text:p>
          <draw:enhanced-geometry svg:viewBox="0 0 21600 21600" draw:type="mso-spt202" draw:enhanced-path="M 0 0 L 21600 0 21600 21600 0 21600 0 0 Z N"/>
        </draw:custom-shape>
        <draw:custom-shape draw:style-name="gr72" draw:text-style-name="P3" draw:layer="layout" svg:width="0.998cm" svg:height="1.102cm" svg:x="16.6cm" svg:y="8.301cm">
          <text:p text:style-name="P2"><text:span text:style-name="T1">2</text:span></text:p>
          <draw:enhanced-geometry svg:viewBox="0 0 21600 21600" draw:type="mso-spt202" draw:enhanced-path="M 0 0 L 21600 0 21600 21600 0 21600 0 0 Z N"/>
        </draw:custom-shape>
        <draw:custom-shape draw:style-name="gr73" draw:text-style-name="P3" draw:layer="layout" svg:width="0.999cm" svg:height="1.101cm" svg:x="14.554cm" svg:y="6.001cm">
          <text:p text:style-name="P2"><text:span text:style-name="T1">6</text:span></text:p>
          <draw:enhanced-geometry svg:viewBox="0 0 21600 21600" draw:type="mso-spt202" draw:enhanced-path="M 0 0 L 21600 0 21600 21600 0 21600 0 0 Z N"/>
        </draw:custom-shape>
        <draw:custom-shape draw:style-name="gr74" draw:text-style-name="P3" draw:layer="layout" svg:width="1cm" svg:height="1.102cm" svg:x="12.924cm" svg:y="8.301cm">
          <text:p text:style-name="P2"><text:span text:style-name="T1">1</text:span></text:p>
          <draw:enhanced-geometry svg:viewBox="0 0 21600 21600" draw:type="mso-spt202" draw:enhanced-path="M 0 0 L 21600 0 21600 21600 0 21600 0 0 Z N"/>
        </draw:custom-shape>
        <draw:custom-shape draw:style-name="gr75" draw:text-style-name="P3" draw:layer="layout" svg:width="0.999cm" svg:height="1.101cm" svg:x="11.899cm" svg:y="6.001cm">
          <text:p text:style-name="P2"><text:span text:style-name="T1">7</text:span></text:p>
          <draw:enhanced-geometry svg:viewBox="0 0 21600 21600" draw:type="mso-spt202" draw:enhanced-path="M 0 0 L 21600 0 21600 21600 0 21600 0 0 Z N"/>
        </draw:custom-shape>
        <draw:custom-shape draw:style-name="gr76" draw:text-style-name="P3" draw:layer="layout" svg:width="1.331cm" svg:height="1.102cm" svg:x="19.875cm" svg:y="7.344cm">
          <text:p text:style-name="P2"><text:span text:style-name="T1">10</text:span></text:p>
          <draw:enhanced-geometry svg:viewBox="0 0 21600 21600" draw:type="mso-spt202" draw:enhanced-path="M 0 0 L 21600 0 21600 21600 0 21600 0 0 Z N"/>
        </draw:custom-shape>
        <draw:line draw:style-name="gr29" draw:text-style-name="P4" draw:layer="layout" svg:x1="15.301cm" svg:y1="9.754cm" svg:x2="16.707cm" svg:y2="8.169cm">
          <text:p text:style-name="P6"/>
        </draw:line>
        <draw:custom-shape draw:style-name="gr30" draw:text-style-name="P1" draw:layer="layout" svg:width="6.095cm" svg:height="6.34cm" svg:x="12.82cm" svg:y="3.678cm">
          <text:p text:style-name="P6"/>
          <draw:enhanced-geometry svg:viewBox="0 0 1040 1152" draw:type="non-primitive" draw:enhanced-path="M 320 0 C 192 132 64 264 32 384 0 504 48 680 128 720 208 760 360 552 512 624 664 696 852 924 1040 1152 N"/>
        </draw:custom-shape>
        <draw:custom-shape draw:style-name="gr77" draw:text-style-name="P5" draw:id="id1" draw:layer="layout" svg:width="0.254cm" svg:height="0.254cm" svg:x="0.613cm" svg:y="0.875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7" draw:text-style-name="P5" draw:id="id4" draw:layer="layout" svg:width="0.254cm" svg:height="0.254cm" svg:x="4.213cm" svg:y="0.875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7" draw:text-style-name="P5" draw:id="id2" draw:layer="layout" svg:width="0.254cm" svg:height="0.254cm" svg:x="0.613cm" svg:y="2.875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7" draw:text-style-name="P5" draw:id="id3" draw:layer="layout" svg:width="0.254cm" svg:height="0.254cm" svg:x="4.213cm" svg:y="2.875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78" draw:text-style-name="P5" draw:layer="layout" svg:x1="1.905cm" svg:y1="0cm" svg:x2="2.54cm" svg:y2="3.81cm">
          <text:p text:style-name="P6"/>
        </draw:line>
        <draw:frame draw:style-name="gr79" draw:text-style-name="P6" draw:layer="layout" svg:width="0.853cm" svg:height="0.962cm" svg:x="0.483cm" svg:y="0cm">
          <draw:text-box>
            <text:p text:style-name="P6">u</text:p>
          </draw:text-box>
        </draw:frame>
        <draw:frame draw:style-name="gr79" draw:text-style-name="P6" draw:layer="layout" svg:width="0.82cm" svg:height="0.962cm" svg:x="4.184cm" svg:y="0cm">
          <draw:text-box>
            <text:p text:style-name="P6">v</text:p>
          </draw:text-box>
        </draw:frame>
        <draw:frame draw:style-name="gr79" draw:text-style-name="P6" draw:layer="layout" svg:width="0.811cm" svg:height="0.962cm" svg:x="4.184cm" svg:y="2cm">
          <draw:text-box>
            <text:p text:style-name="P6">y</text:p>
          </draw:text-box>
        </draw:frame>
        <draw:frame draw:style-name="gr79" draw:text-style-name="P6" draw:layer="layout" svg:width="0.815cm" svg:height="0.962cm" svg:x="0.585cm" svg:y="2cm">
          <draw:text-box>
            <text:p text:style-name="P6">x</text:p>
          </draw:text-box>
        </draw:frame>
        <draw:connector draw:style-name="gr80" draw:text-style-name="P5" draw:layer="layout" draw:type="curve" svg:x1="0.613cm" svg:y1="1.001cm" svg:x2="0.613cm" svg:y2="3.001cm" draw:start-shape="id1" draw:start-glue-point="6" draw:end-shape="id2" draw:end-glue-point="6">
          <text:p text:style-name="P6"/>
        </draw:connector>
        <draw:connector draw:style-name="gr81" draw:text-style-name="P5" draw:layer="layout" draw:type="line" svg:x1="0.867cm" svg:y1="3.001cm" svg:x2="4.213cm" svg:y2="3.001cm" draw:start-shape="id2" draw:start-glue-point="10" draw:end-shape="id3" draw:end-glue-point="6">
          <text:p text:style-name="P6"/>
        </draw:connector>
        <draw:connector draw:style-name="gr81" draw:text-style-name="P5" draw:layer="layout" draw:type="line" svg:x1="0.867cm" svg:y1="1.001cm" svg:x2="4.213cm" svg:y2="1.001cm" draw:start-shape="id1" draw:start-glue-point="10" draw:end-shape="id4" draw:end-glue-point="6">
          <text:p text:style-name="P6"/>
        </draw:connector>
        <draw:connector draw:style-name="gr80" draw:text-style-name="P5" draw:layer="layout" draw:type="curve" svg:x1="4.467cm" svg:y1="1.001cm" svg:x2="4.467cm" svg:y2="3.001cm" draw:start-shape="id4" draw:start-glue-point="10" draw:end-shape="id3" draw:end-glue-point="10">
          <text:p text:style-name="P6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3" draw:display-name="Dash 3" draw:style="rect" draw:dots1="1" draw:dots1-length="0.026cm" draw:distance="0.026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3cm" fo:page-height="20.989cm" style:print-orientation="landscape"/>
    </style:page-layout>
    <style:page-layout style:name="PM1">
      <style:page-layout-properties fo:margin-top="0cm" fo:margin-bottom="0cm" fo:margin-left="0cm" fo:margin-right="0cm" fo:page-width="5.08cm" fo:page-height="3.8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11-16T16:58:20</meta:creation-date>
    <dc:date>2006-11-16T17:07:28</dc:date>
    <dc:language>en-US</dc:language>
    <meta:editing-cycles>2</meta:editing-cycles>
    <meta:editing-duration>PT9M8S</meta:editing-duration>
    <meta:user-defined meta:name="Info 1"/>
    <meta:user-defined meta:name="Info 2"/>
    <meta:user-defined meta:name="Info 3"/>
    <meta:user-defined meta:name="Info 4"/>
    <meta:document-statistic meta:object-count="157"/>
  </office:meta>
</office:document-meta>
</file>